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EDF700D10C88D391.png" manifest:media-type="image/png"/>
  <manifest:file-entry manifest:full-path="Pictures/10000201000001B000000120E77899EE8794E1C3.png" manifest:media-type="image/png"/>
  <manifest:file-entry manifest:full-path="Pictures/10000201000001B000000120B17087CBD266CD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2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65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6cm" svg:x="1.1cm" svg:y="22.3cm">
          <draw:image xlink:href="Pictures/10000201000001B000000120B17087CBD266CDBB.png" xlink:type="simple" xlink:show="embed" xlink:actuate="onLoad" loext:mime-type="image/png">
            <text:p/>
          </draw:image>
        </draw:frame>
        <draw:frame draw:style-name="gr2" draw:text-style-name="P1" draw:layer="layout" svg:width="10cm" svg:height="5.97cm" svg:x="11.1cm" svg:y="15.6cm">
          <draw:image xlink:href="Pictures/10000201000001B000000120E77899EE8794E1C3.png" xlink:type="simple" xlink:show="embed" xlink:actuate="onLoad" loext:mime-type="image/png">
            <text:p/>
          </draw:image>
        </draw:frame>
        <draw:frame draw:style-name="gr2" draw:text-style-name="P1" draw:layer="layout" svg:width="10cm" svg:height="5.97cm" svg:x="1.1cm" svg:y="15.5cm">
          <draw:image xlink:href="Pictures/10000201000001B000000120EDF700D10C88D39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9:04:21.446097655</meta:creation-date>
    <dc:date>2022-01-16T20:17:54.845320661</dc:date>
    <meta:editing-duration>PT1H13M31S</meta:editing-duration>
    <meta:editing-cycles>5</meta:editing-cycles>
    <meta:generator>LibreOffice/6.4.7.2$Linux_X86_64 LibreOffice_project/40$Build-2</meta:generator>
    <meta:document-statistic meta:object-count="3"/>
  </office:meta>
</office:document-meta>
</file>